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4cba9" officeooo:paragraph-rsid="0004cba9"/>
    </style:style>
    <style:style style:name="P2" style:family="paragraph" style:parent-style-name="Standard">
      <style:text-properties officeooo:rsid="0004db50" officeooo:paragraph-rsid="0004db50"/>
    </style:style>
    <style:style style:name="P3" style:family="paragraph" style:parent-style-name="Standard">
      <style:text-properties officeooo:rsid="00056ec4" officeooo:paragraph-rsid="00056ec4"/>
    </style:style>
    <style:style style:name="P4" style:family="paragraph" style:parent-style-name="Standard">
      <style:text-properties officeooo:rsid="00076581" officeooo:paragraph-rsid="00076581"/>
    </style:style>
    <style:style style:name="P5" style:family="paragraph" style:parent-style-name="Standard">
      <style:text-properties officeooo:rsid="00084923" officeooo:paragraph-rsid="00084923"/>
    </style:style>
    <style:style style:name="P6" style:family="paragraph" style:parent-style-name="Standard">
      <style:text-properties officeooo:rsid="000a3818" officeooo:paragraph-rsid="000a3818"/>
    </style:style>
    <style:style style:name="P7" style:family="paragraph" style:parent-style-name="Standard">
      <style:text-properties officeooo:rsid="000be889" officeooo:paragraph-rsid="000be889"/>
    </style:style>
    <style:style style:name="P8" style:family="paragraph" style:parent-style-name="Standard">
      <style:text-properties officeooo:rsid="000f336c" officeooo:paragraph-rsid="000f336c"/>
    </style:style>
    <style:style style:name="P9" style:family="paragraph" style:parent-style-name="Standard">
      <style:text-properties officeooo:rsid="00108ff8" officeooo:paragraph-rsid="00108ff8"/>
    </style:style>
    <style:style style:name="P10" style:family="paragraph" style:parent-style-name="Standard">
      <style:text-properties officeooo:rsid="0011dd1d" officeooo:paragraph-rsid="0011dd1d"/>
    </style:style>
    <style:style style:name="P11" style:family="paragraph" style:parent-style-name="Standard">
      <style:text-properties officeooo:rsid="00136c11" officeooo:paragraph-rsid="00136c11"/>
    </style:style>
    <style:style style:name="P12" style:family="paragraph" style:parent-style-name="Standard">
      <style:text-properties officeooo:rsid="0013e167" officeooo:paragraph-rsid="0013e167"/>
    </style:style>
    <style:style style:name="P13" style:family="paragraph" style:parent-style-name="Standard">
      <style:text-properties officeooo:rsid="00152736" officeooo:paragraph-rsid="00152736"/>
    </style:style>
    <style:style style:name="P14" style:family="paragraph" style:parent-style-name="Standard">
      <style:text-properties officeooo:rsid="0016642f" officeooo:paragraph-rsid="0016642f"/>
    </style:style>
    <style:style style:name="P15" style:family="paragraph" style:parent-style-name="Standard">
      <style:text-properties officeooo:rsid="0016b88b" officeooo:paragraph-rsid="0016b88b"/>
    </style:style>
    <style:style style:name="P16" style:family="paragraph" style:parent-style-name="Standard">
      <style:text-properties officeooo:rsid="0017992c" officeooo:paragraph-rsid="0017992c"/>
    </style:style>
    <style:style style:name="P17" style:family="paragraph" style:parent-style-name="Standard">
      <style:text-properties officeooo:rsid="001976cc" officeooo:paragraph-rsid="001976cc"/>
    </style:style>
    <style:style style:name="P18" style:family="paragraph" style:parent-style-name="Standard">
      <style:text-properties officeooo:rsid="001b0e5e" officeooo:paragraph-rsid="001b0e5e"/>
    </style:style>
    <style:style style:name="P19" style:family="paragraph" style:parent-style-name="Standard">
      <style:text-properties officeooo:rsid="001c5ff7" officeooo:paragraph-rsid="001c5ff7"/>
    </style:style>
    <style:style style:name="P20" style:family="paragraph" style:parent-style-name="Standard">
      <style:text-properties officeooo:rsid="001d2a34" officeooo:paragraph-rsid="001d2a34"/>
    </style:style>
    <style:style style:name="P21" style:family="paragraph" style:parent-style-name="Standard">
      <style:text-properties officeooo:rsid="001e7daa" officeooo:paragraph-rsid="001e7daa"/>
    </style:style>
    <style:style style:name="P22" style:family="paragraph" style:parent-style-name="Standard">
      <style:text-properties officeooo:rsid="001e8cb6" officeooo:paragraph-rsid="001e8cb6"/>
    </style:style>
    <style:style style:name="P23" style:family="paragraph" style:parent-style-name="Standard">
      <style:text-properties officeooo:rsid="001f13cf" officeooo:paragraph-rsid="001f13cf"/>
    </style:style>
    <style:style style:name="P24" style:family="paragraph" style:parent-style-name="Standard">
      <style:text-properties officeooo:rsid="00209fc7" officeooo:paragraph-rsid="00209fc7"/>
    </style:style>
    <style:style style:name="P25" style:family="paragraph" style:parent-style-name="Standard">
      <style:text-properties officeooo:rsid="0023c551" officeooo:paragraph-rsid="0023c551"/>
    </style:style>
    <style:style style:name="P26" style:family="paragraph" style:parent-style-name="Standard">
      <style:text-properties officeooo:rsid="002491a5" officeooo:paragraph-rsid="002491a5"/>
    </style:style>
    <style:style style:name="P27" style:family="paragraph" style:parent-style-name="Standard">
      <style:text-properties officeooo:rsid="00266075" officeooo:paragraph-rsid="00266075"/>
    </style:style>
    <style:style style:name="P28" style:family="paragraph" style:parent-style-name="Standard">
      <style:text-properties officeooo:rsid="00279710" officeooo:paragraph-rsid="00279710"/>
    </style:style>
    <style:style style:name="P29" style:family="paragraph" style:parent-style-name="Standard">
      <style:text-properties officeooo:rsid="002b15fa" officeooo:paragraph-rsid="002b15fa"/>
    </style:style>
    <style:style style:name="P30" style:family="paragraph" style:parent-style-name="Standard">
      <style:text-properties officeooo:rsid="002d0206" officeooo:paragraph-rsid="002d0206"/>
    </style:style>
    <style:style style:name="P31" style:family="paragraph" style:parent-style-name="Standard">
      <style:text-properties officeooo:rsid="002d9fa5" officeooo:paragraph-rsid="002d9fa5"/>
    </style:style>
    <style:style style:name="P32" style:family="paragraph" style:parent-style-name="Standard">
      <style:text-properties officeooo:rsid="002e9f9c" officeooo:paragraph-rsid="002e9f9c"/>
    </style:style>
    <style:style style:name="P33" style:family="paragraph" style:parent-style-name="Standard">
      <style:text-properties officeooo:rsid="002f12a2" officeooo:paragraph-rsid="002f12a2"/>
    </style:style>
    <style:style style:name="P34" style:family="paragraph" style:parent-style-name="Standard">
      <style:text-properties officeooo:rsid="00308bd6" officeooo:paragraph-rsid="00308bd6"/>
    </style:style>
    <style:style style:name="P35" style:family="paragraph" style:parent-style-name="Standard">
      <style:text-properties officeooo:rsid="00313f1e" officeooo:paragraph-rsid="00313f1e"/>
    </style:style>
    <style:style style:name="P36" style:family="paragraph" style:parent-style-name="Standard">
      <style:text-properties officeooo:rsid="0032f7c2" officeooo:paragraph-rsid="0032f7c2"/>
    </style:style>
    <style:style style:name="P37" style:family="paragraph" style:parent-style-name="Standard">
      <style:text-properties officeooo:rsid="00344361" officeooo:paragraph-rsid="00344361"/>
    </style:style>
    <style:style style:name="P38" style:family="paragraph" style:parent-style-name="Standard">
      <style:text-properties officeooo:rsid="00362b54" officeooo:paragraph-rsid="00362b54"/>
    </style:style>
    <style:style style:name="P39" style:family="paragraph" style:parent-style-name="Standard">
      <style:text-properties officeooo:rsid="003942f3" officeooo:paragraph-rsid="003942f3"/>
    </style:style>
    <style:style style:name="P40" style:family="paragraph" style:parent-style-name="Standard">
      <style:text-properties officeooo:rsid="003b4ae9" officeooo:paragraph-rsid="003b4ae9"/>
    </style:style>
    <style:style style:name="P41" style:family="paragraph" style:parent-style-name="Standard">
      <style:text-properties officeooo:rsid="003d5213" officeooo:paragraph-rsid="003d5213"/>
    </style:style>
    <style:style style:name="P42" style:family="paragraph" style:parent-style-name="Standard">
      <style:text-properties officeooo:rsid="003f4934" officeooo:paragraph-rsid="003f4934"/>
    </style:style>
    <style:style style:name="P43" style:family="paragraph" style:parent-style-name="Standard">
      <style:text-properties officeooo:rsid="00405801" officeooo:paragraph-rsid="00405801"/>
    </style:style>
    <style:style style:name="P44" style:family="paragraph" style:parent-style-name="Standard">
      <style:text-properties officeooo:rsid="004305df" officeooo:paragraph-rsid="004305df"/>
    </style:style>
    <style:style style:name="P45" style:family="paragraph" style:parent-style-name="Standard">
      <style:text-properties officeooo:rsid="0043d661" officeooo:paragraph-rsid="0043d661"/>
    </style:style>
    <style:style style:name="P46" style:family="paragraph" style:parent-style-name="Standard">
      <style:text-properties officeooo:rsid="0044269e" officeooo:paragraph-rsid="0044269e"/>
    </style:style>
    <style:style style:name="P47" style:family="paragraph" style:parent-style-name="Standard">
      <style:text-properties officeooo:rsid="0045b302" officeooo:paragraph-rsid="0045b302"/>
    </style:style>
    <style:style style:name="P48" style:family="paragraph" style:parent-style-name="Standard">
      <style:text-properties officeooo:rsid="00484c92" officeooo:paragraph-rsid="00484c92"/>
    </style:style>
    <style:style style:name="P49" style:family="paragraph" style:parent-style-name="Standard">
      <style:text-properties officeooo:rsid="004aed35" officeooo:paragraph-rsid="004aed35"/>
    </style:style>
    <style:style style:name="P50" style:family="paragraph" style:parent-style-name="Standard">
      <style:text-properties officeooo:rsid="004c3cc8" officeooo:paragraph-rsid="004c3cc8"/>
    </style:style>
    <style:style style:name="P51" style:family="paragraph" style:parent-style-name="Standard">
      <style:text-properties officeooo:rsid="004e315c" officeooo:paragraph-rsid="004e315c"/>
    </style:style>
    <style:style style:name="P52" style:family="paragraph" style:parent-style-name="Standard">
      <style:text-properties officeooo:rsid="004f7e26" officeooo:paragraph-rsid="004f7e26"/>
    </style:style>
    <style:style style:name="P53" style:family="paragraph" style:parent-style-name="Standard">
      <style:text-properties officeooo:rsid="0053fabd" officeooo:paragraph-rsid="0053fabd"/>
    </style:style>
    <style:style style:name="P54" style:family="paragraph" style:parent-style-name="Standard">
      <style:text-properties officeooo:rsid="00568d77" officeooo:paragraph-rsid="00568d77"/>
    </style:style>
    <style:style style:name="P55" style:family="paragraph" style:parent-style-name="Standard">
      <style:text-properties officeooo:rsid="005a4dba" officeooo:paragraph-rsid="005a4dba"/>
    </style:style>
    <style:style style:name="P56" style:family="paragraph" style:parent-style-name="Standard">
      <style:text-properties officeooo:rsid="005b6983" officeooo:paragraph-rsid="005b6983"/>
    </style:style>
    <style:style style:name="P57" style:family="paragraph" style:parent-style-name="Standard">
      <style:text-properties officeooo:rsid="005d23b0" officeooo:paragraph-rsid="005d23b0"/>
    </style:style>
    <style:style style:name="P58" style:family="paragraph" style:parent-style-name="Standard">
      <style:text-properties officeooo:rsid="005ebb66" officeooo:paragraph-rsid="005ebb66"/>
    </style:style>
    <style:style style:name="P59" style:family="paragraph" style:parent-style-name="Standard">
      <style:text-properties officeooo:rsid="00617a6d" officeooo:paragraph-rsid="00617a6d"/>
    </style:style>
    <style:style style:name="P60" style:family="paragraph" style:parent-style-name="Standard">
      <style:text-properties officeooo:rsid="0061e3e9" officeooo:paragraph-rsid="0061e3e9"/>
    </style:style>
    <style:style style:name="P61" style:family="paragraph" style:parent-style-name="Standard">
      <style:text-properties officeooo:rsid="00630d8b" officeooo:paragraph-rsid="00630d8b"/>
    </style:style>
    <style:style style:name="P62" style:family="paragraph" style:parent-style-name="Standard">
      <style:text-properties officeooo:rsid="0063b13a" officeooo:paragraph-rsid="0063b13a"/>
    </style:style>
    <style:style style:name="P63" style:family="paragraph" style:parent-style-name="Standard">
      <style:text-properties officeooo:rsid="00669368" officeooo:paragraph-rsid="00669368"/>
    </style:style>
    <style:style style:name="P64" style:family="paragraph" style:parent-style-name="Standard">
      <style:text-properties officeooo:rsid="0068b42d" officeooo:paragraph-rsid="0068b42d"/>
    </style:style>
    <style:style style:name="P65" style:family="paragraph" style:parent-style-name="Standard">
      <style:text-properties officeooo:rsid="006983f9" officeooo:paragraph-rsid="006983f9"/>
    </style:style>
    <style:style style:name="P66" style:family="paragraph" style:parent-style-name="Standard">
      <style:text-properties officeooo:rsid="006a6ffc" officeooo:paragraph-rsid="006a6ffc"/>
    </style:style>
    <style:style style:name="P67" style:family="paragraph" style:parent-style-name="Standard">
      <style:text-properties officeooo:rsid="006b7f03" officeooo:paragraph-rsid="006b7f03"/>
    </style:style>
    <style:style style:name="P68" style:family="paragraph" style:parent-style-name="Standard">
      <style:text-properties officeooo:rsid="006c4bf1" officeooo:paragraph-rsid="006c4bf1"/>
    </style:style>
    <style:style style:name="P69" style:family="paragraph" style:parent-style-name="Standard">
      <style:text-properties officeooo:rsid="006dd447" officeooo:paragraph-rsid="006dd447"/>
    </style:style>
    <style:style style:name="P70" style:family="paragraph" style:parent-style-name="Standard">
      <style:text-properties officeooo:rsid="006f2cc2" officeooo:paragraph-rsid="006f2cc2"/>
    </style:style>
    <style:style style:name="P71" style:family="paragraph" style:parent-style-name="Standard">
      <style:text-properties officeooo:rsid="0071d840" officeooo:paragraph-rsid="0071d840"/>
    </style:style>
    <style:style style:name="P72" style:family="paragraph" style:parent-style-name="Standard">
      <style:text-properties officeooo:rsid="00738f4b" officeooo:paragraph-rsid="00738f4b"/>
    </style:style>
    <style:style style:name="P73" style:family="paragraph" style:parent-style-name="Standard">
      <style:text-properties officeooo:rsid="0074ba65" officeooo:paragraph-rsid="0074ba65"/>
    </style:style>
    <style:style style:name="P74" style:family="paragraph" style:parent-style-name="Standard">
      <style:text-properties officeooo:rsid="00752a57" officeooo:paragraph-rsid="00752a57"/>
    </style:style>
    <style:style style:name="P75" style:family="paragraph" style:parent-style-name="Standard">
      <style:text-properties officeooo:rsid="00763b52" officeooo:paragraph-rsid="00763b52"/>
    </style:style>
    <style:style style:name="P76" style:family="paragraph" style:parent-style-name="Standard">
      <style:text-properties officeooo:rsid="00770618" officeooo:paragraph-rsid="00770618"/>
    </style:style>
    <style:style style:name="P77" style:family="paragraph" style:parent-style-name="Standard">
      <style:text-properties officeooo:rsid="0078bfbe" officeooo:paragraph-rsid="0078bfbe"/>
    </style:style>
    <style:style style:name="P78" style:family="paragraph" style:parent-style-name="Standard">
      <style:text-properties officeooo:rsid="007a62bc" officeooo:paragraph-rsid="007a62bc"/>
    </style:style>
    <style:style style:name="P79" style:family="paragraph" style:parent-style-name="Standard">
      <style:text-properties officeooo:rsid="007dbaf8" officeooo:paragraph-rsid="007dbaf8"/>
    </style:style>
    <style:style style:name="P80" style:family="paragraph" style:parent-style-name="Standard">
      <style:text-properties officeooo:rsid="007e7133" officeooo:paragraph-rsid="007e7133"/>
    </style:style>
    <style:style style:name="P81" style:family="paragraph" style:parent-style-name="Standard">
      <style:text-properties officeooo:rsid="007fa7c0" officeooo:paragraph-rsid="007fa7c0"/>
    </style:style>
    <style:style style:name="P82" style:family="paragraph" style:parent-style-name="Standard">
      <style:text-properties officeooo:rsid="0083148b" officeooo:paragraph-rsid="0083148b"/>
    </style:style>
    <style:style style:name="P83" style:family="paragraph" style:parent-style-name="Standard">
      <style:text-properties officeooo:rsid="00847a07" officeooo:paragraph-rsid="00847a07"/>
    </style:style>
    <style:style style:name="P84" style:family="paragraph" style:parent-style-name="Standard">
      <style:text-properties officeooo:rsid="00874f44" officeooo:paragraph-rsid="00874f44"/>
    </style:style>
    <style:style style:name="P85" style:family="paragraph" style:parent-style-name="Standard">
      <style:text-properties officeooo:rsid="00883ee8" officeooo:paragraph-rsid="00883ee8"/>
    </style:style>
    <style:style style:name="P86" style:family="paragraph" style:parent-style-name="Standard">
      <style:text-properties officeooo:rsid="0088934d" officeooo:paragraph-rsid="0088934d"/>
    </style:style>
    <style:style style:name="P87" style:family="paragraph" style:parent-style-name="Standard">
      <style:text-properties officeooo:rsid="0088f1c9" officeooo:paragraph-rsid="0088f1c9"/>
    </style:style>
    <style:style style:name="P88" style:family="paragraph" style:parent-style-name="Standard">
      <style:text-properties officeooo:rsid="0089d6e5" officeooo:paragraph-rsid="0089d6e5"/>
    </style:style>
    <style:style style:name="P89" style:family="paragraph" style:parent-style-name="Standard">
      <style:text-properties officeooo:rsid="008a4686" officeooo:paragraph-rsid="008a4686"/>
    </style:style>
    <style:style style:name="P90" style:family="paragraph" style:parent-style-name="Standard">
      <style:text-properties officeooo:rsid="008abe16" officeooo:paragraph-rsid="008abe16"/>
    </style:style>
    <style:style style:name="P91" style:family="paragraph" style:parent-style-name="Standard">
      <style:text-properties officeooo:rsid="008db5fa" officeooo:paragraph-rsid="008db5fa"/>
    </style:style>
    <style:style style:name="P92" style:family="paragraph" style:parent-style-name="Standard">
      <style:text-properties officeooo:rsid="008e0585" officeooo:paragraph-rsid="008e0585"/>
    </style:style>
    <style:style style:name="P93" style:family="paragraph" style:parent-style-name="Standard">
      <style:text-properties officeooo:rsid="008e1279" officeooo:paragraph-rsid="008e1279"/>
    </style:style>
    <style:style style:name="P94" style:family="paragraph" style:parent-style-name="Standard">
      <style:text-properties officeooo:rsid="008fd3d0" officeooo:paragraph-rsid="008fd3d0"/>
    </style:style>
    <style:style style:name="P95" style:family="paragraph" style:parent-style-name="Standard">
      <style:text-properties officeooo:rsid="009177b4" officeooo:paragraph-rsid="009177b4"/>
    </style:style>
    <style:style style:name="P96" style:family="paragraph" style:parent-style-name="Standard">
      <style:text-properties officeooo:rsid="009194c7" officeooo:paragraph-rsid="009194c7"/>
    </style:style>
    <style:style style:name="P97" style:family="paragraph" style:parent-style-name="Standard">
      <style:text-properties officeooo:rsid="009210bf" officeooo:paragraph-rsid="009210bf"/>
    </style:style>
    <style:style style:name="P98" style:family="paragraph" style:parent-style-name="Standard">
      <style:text-properties officeooo:rsid="00928f0c" officeooo:paragraph-rsid="00928f0c"/>
    </style:style>
    <style:style style:name="P99" style:family="paragraph" style:parent-style-name="Standard">
      <style:text-properties officeooo:rsid="0095ee60" officeooo:paragraph-rsid="0095ee60"/>
    </style:style>
    <style:style style:name="P100" style:family="paragraph" style:parent-style-name="Standard">
      <style:text-properties officeooo:rsid="009685fd" officeooo:paragraph-rsid="009685fd"/>
    </style:style>
    <style:style style:name="P101" style:family="paragraph" style:parent-style-name="Standard">
      <style:text-properties officeooo:rsid="0096ad5a" officeooo:paragraph-rsid="0096ad5a"/>
    </style:style>
    <style:style style:name="P102" style:family="paragraph" style:parent-style-name="Standard">
      <style:text-properties officeooo:rsid="0096bac0" officeooo:paragraph-rsid="0096bac0"/>
    </style:style>
    <style:style style:name="P103" style:family="paragraph" style:parent-style-name="Standard">
      <style:text-properties officeooo:rsid="0097531d" officeooo:paragraph-rsid="0097531d"/>
    </style:style>
    <style:style style:name="P104" style:family="paragraph" style:parent-style-name="Standard">
      <style:text-properties officeooo:rsid="0097d5ab" officeooo:paragraph-rsid="0097d5ab"/>
    </style:style>
    <style:style style:name="P105" style:family="paragraph" style:parent-style-name="Standard">
      <style:text-properties officeooo:rsid="00989cbf" officeooo:paragraph-rsid="00989cbf"/>
    </style:style>
    <style:style style:name="P106" style:family="paragraph" style:parent-style-name="Standard">
      <style:text-properties officeooo:rsid="009a6169" officeooo:paragraph-rsid="009a6169"/>
    </style:style>
    <style:style style:name="P107" style:family="paragraph" style:parent-style-name="Standard">
      <style:text-properties officeooo:rsid="009c1af5" officeooo:paragraph-rsid="009c1af5"/>
    </style:style>
    <style:style style:name="P108" style:family="paragraph" style:parent-style-name="Standard">
      <style:text-properties officeooo:rsid="009dd9f8" officeooo:paragraph-rsid="009dd9f8"/>
    </style:style>
    <style:style style:name="P109" style:family="paragraph" style:parent-style-name="Standard">
      <style:text-properties officeooo:rsid="00a0b521" officeooo:paragraph-rsid="00a0b521"/>
    </style:style>
    <style:style style:name="P110" style:family="paragraph" style:parent-style-name="Standard">
      <style:text-properties officeooo:rsid="00a29a91" officeooo:paragraph-rsid="00a29a91"/>
    </style:style>
    <style:style style:name="P111" style:family="paragraph" style:parent-style-name="Standard">
      <style:text-properties officeooo:rsid="00a3d8c4" officeooo:paragraph-rsid="00a3d8c4"/>
    </style:style>
    <style:style style:name="P112" style:family="paragraph" style:parent-style-name="Standard">
      <style:text-properties officeooo:rsid="00a5b09a" officeooo:paragraph-rsid="00a5b09a"/>
    </style:style>
    <style:style style:name="P113" style:family="paragraph" style:parent-style-name="Standard">
      <style:text-properties officeooo:rsid="00a71c10" officeooo:paragraph-rsid="00a71c10"/>
    </style:style>
    <style:style style:name="P114" style:family="paragraph" style:parent-style-name="Standard">
      <style:text-properties officeooo:rsid="00a732d1" officeooo:paragraph-rsid="00a732d1"/>
    </style:style>
    <style:style style:name="P115" style:family="paragraph" style:parent-style-name="Standard">
      <style:text-properties officeooo:rsid="00a91e84" officeooo:paragraph-rsid="00a91e84"/>
    </style:style>
    <style:style style:name="P116" style:family="paragraph" style:parent-style-name="Standard">
      <style:text-properties officeooo:rsid="00aacba8" officeooo:paragraph-rsid="00aacba8"/>
    </style:style>
    <style:style style:name="P117" style:family="paragraph" style:parent-style-name="Standard">
      <style:text-properties officeooo:rsid="00ad087d" officeooo:paragraph-rsid="00ad087d"/>
    </style:style>
    <style:style style:name="P118" style:family="paragraph" style:parent-style-name="Standard">
      <style:text-properties officeooo:rsid="00add58c" officeooo:paragraph-rsid="00add58c"/>
    </style:style>
    <style:style style:name="P119" style:family="paragraph" style:parent-style-name="Standard">
      <style:text-properties officeooo:rsid="00afa4b9" officeooo:paragraph-rsid="00afa4b9"/>
    </style:style>
    <style:style style:name="P120" style:family="paragraph" style:parent-style-name="Standard">
      <style:text-properties officeooo:rsid="00b18692" officeooo:paragraph-rsid="00b18692"/>
    </style:style>
    <style:style style:name="T1" style:family="text">
      <style:text-properties officeooo:rsid="000d8325"/>
    </style:style>
    <style:style style:name="T2" style:family="text">
      <style:text-properties officeooo:rsid="0014dddb"/>
    </style:style>
    <style:style style:name="T3" style:family="text">
      <style:text-properties officeooo:rsid="001addbd"/>
    </style:style>
    <style:style style:name="T4" style:family="text">
      <style:text-properties officeooo:rsid="00248caa"/>
    </style:style>
    <style:style style:name="T5" style:family="text">
      <style:text-properties officeooo:rsid="0029601d"/>
    </style:style>
    <style:style style:name="T6" style:family="text">
      <style:text-properties officeooo:rsid="002bbb19"/>
    </style:style>
    <style:style style:name="T7" style:family="text">
      <style:text-properties officeooo:rsid="002e9f9c"/>
    </style:style>
    <style:style style:name="T8" style:family="text">
      <style:text-properties officeooo:rsid="002f95c9"/>
    </style:style>
    <style:style style:name="T9" style:family="text">
      <style:text-properties officeooo:rsid="003088ec"/>
    </style:style>
    <style:style style:name="T10" style:family="text">
      <style:text-properties officeooo:rsid="00318c8b"/>
    </style:style>
    <style:style style:name="T11" style:family="text">
      <style:text-properties officeooo:rsid="0037c7e3"/>
    </style:style>
    <style:style style:name="T12" style:family="text">
      <style:text-properties officeooo:rsid="003aeee5"/>
    </style:style>
    <style:style style:name="T13" style:family="text">
      <style:text-properties officeooo:rsid="003b5448"/>
    </style:style>
    <style:style style:name="T14" style:family="text">
      <style:text-properties officeooo:rsid="003efebd"/>
    </style:style>
    <style:style style:name="T15" style:family="text">
      <style:text-properties officeooo:rsid="003fd3e8"/>
    </style:style>
    <style:style style:name="T16" style:family="text">
      <style:text-properties officeooo:rsid="0041c45a"/>
    </style:style>
    <style:style style:name="T17" style:family="text">
      <style:text-properties officeooo:rsid="0046c6f1"/>
    </style:style>
    <style:style style:name="T18" style:family="text">
      <style:text-properties officeooo:rsid="004a2338"/>
    </style:style>
    <style:style style:name="T19" style:family="text">
      <style:text-properties officeooo:rsid="0050f9f7"/>
    </style:style>
    <style:style style:name="T20" style:family="text">
      <style:text-properties officeooo:rsid="0055021d"/>
    </style:style>
    <style:style style:name="T21" style:family="text">
      <style:text-properties officeooo:rsid="00556912"/>
    </style:style>
    <style:style style:name="T22" style:family="text">
      <style:text-properties officeooo:rsid="00574e0c"/>
    </style:style>
    <style:style style:name="T23" style:family="text">
      <style:text-properties officeooo:rsid="00580822"/>
    </style:style>
    <style:style style:name="T24" style:family="text">
      <style:text-properties officeooo:rsid="0058e917"/>
    </style:style>
    <style:style style:name="T25" style:family="text">
      <style:text-properties officeooo:rsid="005f8ac9"/>
    </style:style>
    <style:style style:name="T26" style:family="text">
      <style:text-properties officeooo:rsid="0065ac10"/>
    </style:style>
    <style:style style:name="T27" style:family="text">
      <style:text-properties officeooo:rsid="0065d52b"/>
    </style:style>
    <style:style style:name="T28" style:family="text">
      <style:text-properties officeooo:rsid="00681223"/>
    </style:style>
    <style:style style:name="T29" style:family="text">
      <style:text-properties officeooo:rsid="007103d8"/>
    </style:style>
    <style:style style:name="T30" style:family="text">
      <style:text-properties officeooo:rsid="0075daa8"/>
    </style:style>
    <style:style style:name="T31" style:family="text">
      <style:text-properties officeooo:rsid="007bcd53"/>
    </style:style>
    <style:style style:name="T32" style:family="text">
      <style:text-properties officeooo:rsid="0081527c"/>
    </style:style>
    <style:style style:name="T33" style:family="text">
      <style:text-properties officeooo:rsid="0083a1d5"/>
    </style:style>
    <style:style style:name="T34" style:family="text">
      <style:text-properties officeooo:rsid="008ad282"/>
    </style:style>
    <style:style style:name="T35" style:family="text">
      <style:text-properties officeooo:rsid="0091e24d"/>
    </style:style>
    <style:style style:name="T36" style:family="text">
      <style:text-properties officeooo:rsid="0094569a"/>
    </style:style>
    <style:style style:name="T37" style:family="text">
      <style:text-properties officeooo:rsid="00972887"/>
    </style:style>
    <style:style style:name="T38" style:family="text">
      <style:text-properties officeooo:rsid="0099c95f"/>
    </style:style>
    <style:style style:name="T39" style:family="text">
      <style:text-properties officeooo:rsid="009ab61b"/>
    </style:style>
    <style:style style:name="T40" style:family="text">
      <style:text-properties officeooo:rsid="009dd156"/>
    </style:style>
    <style:style style:name="T41" style:family="text">
      <style:text-properties officeooo:rsid="009f56ad"/>
    </style:style>
    <style:style style:name="T42" style:family="text">
      <style:text-properties officeooo:rsid="00a732d1"/>
    </style:style>
    <style:style style:name="T43" style:family="text">
      <style:text-properties officeooo:rsid="00aa7d21"/>
    </style:style>
    <style:style style:name="T44" style:family="text">
      <style:text-properties officeooo:rsid="00abb3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 became a world class Paralympic athlete after a car accident left him paralyzed.</text:p>
      <text:p text:style-name="P1">Life after becoming paralyzed. </text:p>
      <text:p text:style-name="P1">Breakthrough, paralyzed man walks again.</text:p>
      <text:p text:style-name="P2">Moon is alone too, but it still shines.</text:p>
      <text:p text:style-name="P2">The young men refuse to lie flat. Chinese lie flat movement.</text:p>
      <text:p text:style-name="P3">Tomb, tomb, tomb. </text:p>
      <text:p text:style-name="P4">After many years of infertility, you can still get pregnant naturally. <text:s/>Pregnant immediately after 1 treatment. <text:s/>Infertility treatment pills, no side effects, low cost and quick effect.</text:p>
      <text:p text:style-name="P5">Dignity, we fight for human dignity.</text:p>
      <text:p text:style-name="P6">Sense of belongings, how to create a sense of belongings in your team? </text:p>
      <text:p text:style-name="P7">Wormhole, what is the wormhole theory? Time traveling through a wormhole. <text:span text:style-name="T1">Going through a wormhole. Cosmos, universe. </text:span></text:p>
      <text:p text:style-name="P8">Nanometer, nano-scale, nanometer, nano-scale.</text:p>
      <text:p text:style-name="P9">Why control sugar intake? Uncontrolled sugar intake is frightening, it is actually the sugar at work.</text:p>
      <text:p text:style-name="P10">Nevada State, Las Vegas is in the Nevada State. Arizona , Pennsylvania, Nevada.</text:p>
      <text:p text:style-name="P11">Steps have been taken to reduce the possibility of civilians casualties.</text:p>
      <text:p text:style-name="P11">The train was crashed but there were no casualties. Police said.</text:p>
      <text:p text:style-name="P12">Concrete, some protesters even spend nights on cold concrete. <text:span text:style-name="T2">A concrete floor.</text:span></text:p>
      <text:p text:style-name="P13">What cause ocean waves? What cause ocean waves?</text:p>
      <text:p text:style-name="P14">Angel, angle, you are my angel. <text:s/>Angle, angle, triangle. Triangle.</text:p>
      <text:p text:style-name="P15">I was inside for 9 months, how dare do you take me out without asking my permissions?</text:p>
      <text:p text:style-name="P16">High inflation, high deflation. High inflation, high deflation.</text:p>
      <text:p text:style-name="P17">Supervisor, Metro Supervisor. <text:s/><text:span text:style-name="T3">Metro Supervisor.</text:span></text:p>
      <text:p text:style-name="P18">Medicinal leech, medicinal leech. Medicinal leech.</text:p>
      <text:p text:style-name="P19">It no longer functioned. It no longer works. It’s no longer functional.</text:p>
      <text:p text:style-name="P20">Mulberry, mulberry, mulberry. </text:p>
      <text:p text:style-name="P21">Troubleshoot, troubleshoot, 7 expert tips to troubleshoot a computer. </text:p>
      <text:p text:style-name="P22">Laos, A southeast Asia country. Laos, A Southeast Asia Country. </text:p>
      <text:p text:style-name="P23">Kobe City in Japan, Kobe City in Japan. Kobe City in Japan.</text:p>
      <text:p text:style-name="P24">Pliers, pliers, pliers, tools and accessories, </text:p>
      <text:p text:style-name="P24">how much does it cost to demolish a high-rise building? 4 easy ways to demolish a high rise building. 15 high risers demolished in China because the construction company ran out of money to complete this project. </text:p>
      <text:p text:style-name="P25">Distributed system, distributed computing. <text:s/>A distributed <text:span text:style-name="T4">computing</text:span> involves multiple computers to work together <text:span text:style-name="T4">as a single system </text:span>to solve a problem. </text:p>
      <text:p text:style-name="P26">Why do people collect autographs? How to obtain celebrities autographs? Did you get his autograph? </text:p>
      <text:p text:style-name="P27">Approximately equal symbol. Approximately equal symbol. Approximately equal symbol.</text:p>
      <text:p text:style-name="P28">What is the curse of 35 in China? <text:s/>What is the curse of 35 age discrimination in China? </text:p>
      <text:p text:style-name="P28">What does your father do for a living? My father is an infertility specialist, he helps women get pregnant. <text:s/><text:span text:style-name="T5">A nursery school, a preschool. </text:span></text:p>
      <text:p text:style-name="P29">My daughter dropped a bombshell, she decided to go abroad. <text:s/><text:span text:style-name="T6">My sister dropped a bombshell by announcing she was leaving her job. </text:span></text:p>
      <text:p text:style-name="P30">Band aid, band aid, band aid. </text:p>
      <text:p text:style-name="P31">Reuters is dying. <text:s/><text:span text:style-name="T7">Website traffic has declined by nearly 50% over the last 7 months. <text:s/></text:span></text:p>
      <text:p text:style-name="P32">Reuters id dying, website traffic has declined by nearly 50% over the last 7 months. </text:p>
      <text:p text:style-name="P33">Scallop, scallop recipes , <text:span text:style-name="T8">what are scallops and what do scallops taste like? <text:s/></text:span><text:span text:style-name="T9">What are scallops and what do scallops taste like? </text:span></text:p>
      <text:p text:style-name="P34">She writes <text:s/>under a pseudonym, she writes under a pseudonym. Shell is the pseudonym, My real name is. Shell is the pseudonym, my real name is. </text:p>
      <text:p text:style-name="P35">Facial rashes, rashes treatment, <text:span text:style-name="T10">itchy rashes, </text:span>it makes me <text:span text:style-name="T10">itch. </text:span></text:p>
      <text:p text:style-name="P36">Pour wine, pour water, what is a standard wine pour? </text:p>
      <text:p text:style-name="P37"><text:soft-page-break/>Israel announcement to all our clients worldwide, following the decision of France government to restrict our participation at Paris Air Show, we have decided to transfer the demonstration to Tehran. You are all welcome to view our products. </text:p>
      <text:p text:style-name="P38">Israel announcement to all our clients worldwide, following the decision of the France government to restrict our participation at Paris Air Show, we have decided to transfer the demonstration to Tehran, <text:span text:style-name="T11">you are welcome to view our products. </text:span></text:p>
      <text:p text:style-name="P39">The capital city of Iran is Tehran. The capital City of Iran is Tehran. <text:s/><text:span text:style-name="T12">Israel attacks Iran’s capital with explosion booming across Tehran. Israel attacks Iran’s capital with explosion, booming across Tehran. </text:span></text:p>
      <text:p text:style-name="P40">Thunder and light<text:span text:style-name="T13">e</text:span>ning, let’s go inside, run. Thunder and lightening, let’s go inside. Run.</text:p>
      <text:p text:style-name="P41">Sanitary pad, how to wear sanitary pad women? <text:s/><text:span text:style-name="T14">Everything to know about sanitary pad? </text:span></text:p>
      <text:p text:style-name="P42">Sakur<text:span text:style-name="T15">a</text:span> in Japan. <text:span text:style-name="T15">Sakura Trees, Cherry Trees. </text:span></text:p>
      <text:p text:style-name="P43">You are so conservative. <text:s/>You are so conservative. <text:span text:style-name="T16">Conservative dressing style. Conservative dressing style.</text:span></text:p>
      <text:p text:style-name="P44">Skyscrapers, skyscrapers in Yantai City, modern skyscrapers around the world. Modern skyscrapers around the world.</text:p>
      <text:p text:style-name="P45">Orphanage, orphanage, In Yantai in a orphanage, newborn twins abandoned in a cardboard box. </text:p>
      <text:p text:style-name="P46">In Yantai City in orphanage, newborn twins abandoned in a cardboard box. </text:p>
      <text:p text:style-name="P47">Personal hygiene, personal hygiene. <text:s/><text:span text:style-name="T17">Washing, bathing and drying. Why is personal hygiene so important? </text:span></text:p>
      <text:p text:style-name="P48">Walnut, walnut, <text:span text:style-name="T18">walnut tree, walnut tree, </text:span>do walnuts have proteins? Do walnuts have proteins? </text:p>
      <text:p text:style-name="P49">Digging bamboo shoots are prohibited, digging bamboo shoots are prohibited. It’s well known that bamboo shoots are panda’s diet. It’s well known that bamboo shoots are panda’s diet. </text:p>
      <text:p text:style-name="P50">What’s the reason cause wire burning? Short circuit or overload. What’s the reason cause wire burning? Short circuit or overload. </text:p>
      <text:p text:style-name="P51">Front-end development, Back-end development. Full-Stack development.</text:p>
      <text:p text:style-name="P52">Why so many young Chinese want to be civil servants? <text:s/><text:span text:style-name="T19">Are school teachers civil servants in China? </text:span>School teachers in China are not civil servants. </text:p>
      <text:p text:style-name="P53">This guy tried to smuggle 96 iPhones using only his body. <text:span text:style-name="T20">This guy tried to smuggle 96 iPhone</text:span><text:span text:style-name="T21">s</text:span><text:span text:style-name="T20"> using only his body.</text:span></text:p>
      <text:p text:style-name="P54">Why do people go missing? Why do people go missing? <text:s/><text:span text:style-name="T22">The top 5 reasons why people go missing. The top 5 reasons why people go missing. <text:s/></text:span><text:span text:style-name="T23">Kidnapping and missing, kidnapping and missing. <text:s/></text:span><text:span text:style-name="T24">Police concerned about increased number of missing persons. Police concerned about increased number of missing persons. </text:span></text:p>
      <text:p text:style-name="P55">Chemical plant explosion. <text:s/>Chemical plant explosion. Chemical plant explosion. </text:p>
      <text:p text:style-name="P56">Large <text:s/>head hair-tail. Large head hair-tail.</text:p>
      <text:p text:style-name="P57">This is how clam moves. Clam recipes. Different types of clams. </text:p>
      <text:p text:style-name="P58">Inhalation therapy, inhalation therapy. <text:s/><text:span text:style-name="T25">Two firefighters were treated for smoke inhalation. <text:s/>Two firefighters were treated for smoke inhalation. </text:span></text:p>
      <text:p text:style-name="P59">When money speaks, truth falls silent, when power speaks, even money steps aside. </text:p>
      <text:p text:style-name="P59">When money speaks, truth falls silent, when power speaks, even money steps aside. </text:p>
      <text:p text:style-name="P60">Counterfeit drugs, counterfeit coins, counterfeit passport, counterfeit medicine. </text:p>
      <text:p text:style-name="P61">Counterfeit drugs, counterfeit coins, counterfeit passport, counterfeit medicine. </text:p>
      <text:p text:style-name="P61">You don’t jump into the water with someone who is drowning, they are likely to pull you down too. </text:p>
      <text:p text:style-name="P62">Lithium battery, Lithium battery. What happens when you overcharge a battery? <text:s/><text:span text:style-name="T26">Deep discharge, build a simple circuit to protect battery from deep discharge. <text:s/></text:span><text:span text:style-name="T27">Depth of discharge. </text:span></text:p>
      <text:p text:style-name="P63">AI Era, The Vietnam War Era. Blood donation certificate, marriage certificate, graduation certificate. </text:p>
      <text:p text:style-name="P63">Manufacturing date, production date, shipping date, delivery date. <text:s/>Expiration date, shelf life. <text:s/>Production date is later than shipping date. <text:s/>Safely <text:span text:style-name="T28">extending</text:span> shelf life. </text:p>
      <text:p text:style-name="P64">Turkey’s disaster agency reported that four earthquake struck Istanbul within 45 minutes, with the strongest reaching a magnitude of 7.7</text:p>
      <text:p text:style-name="P65"><text:soft-page-break/>Turkey’s disaster agency reported that four earthquakes struck Istanbul within 45 minutes, with the strongest reaching a magnitude of 7.7</text:p>
      <text:p text:style-name="P66">USB Cable, DP equals to Date Plus, DM equals to Data Minus.</text:p>
      <text:p text:style-name="P67">Targeted killing, targeted killings continue in Iran. Targeted killings in Iran must stop.</text:p>
      <text:p text:style-name="P68">Vatican, Vatican, Vatican is a small country located within the city of Rome, Italy. <text:s/>Vatican, is a small country, located within the city of Rome, Italy.</text:p>
      <text:p text:style-name="P69">Panama River, Panama Country. Panama City, Panama Country.</text:p>
      <text:p text:style-name="P70">Our aim is to create a fair and more inclusive society. <text:s/><text:span text:style-name="T29">How to build an inclusive working environment? <text:s/>Include, inclusive, exclude, exclusive. </text:span></text:p>
      <text:p text:style-name="P71">Lithium Battery, Solid State Battery. <text:s/>Anode, Cathode, Anode, Cathode. </text:p>
      <text:p text:style-name="P71">Adhesive hook, adhesive hook. Adhesive hook. </text:p>
      <text:p text:style-name="P72">Mineral oil, mineral oil. Vegetable oil. Peanut oil. </text:p>
      <text:p text:style-name="P73">This is why you should abandon Microsoft Bing China Version. This is why you should abandon Microsoft Bing China Version. </text:p>
      <text:p text:style-name="P74">China delayed retirement age to 65. China delayed retirement age to 65. <text:s/><text:span text:style-name="T30">China working on plans to raise retirement age, China working on plans to raise retirement age. </text:span></text:p>
      <text:p text:style-name="P75">Poultry farming, poultry farming equipment, methods to improve efficiency in poultry farming. Methods to improve efficiency in poultry farming. </text:p>
      <text:p text:style-name="P76">CNC Precision Machine, <text:s/>Computer Numerical Controller, <text:s/>5 axes ultra precision machine tool. </text:p>
      <text:p text:style-name="P77">Lounge area in Railway Station, Airport lounge room. </text:p>
      <text:p text:style-name="P78">Used cooking oil. Used cooking oil. <text:s/><text:span text:style-name="T31">A lady was seen collecting used cooking oil from a dustbin.</text:span></text:p>
      <text:p text:style-name="P79">US Navy, Ground Force, Army, Air Force. US Navy, Ground Force, Army, Air Force.</text:p>
      <text:p text:style-name="P80">Parade, military parade, <text:s/>what to know about Trump’s military parade, location, route and tickets. </text:p>
      <text:p text:style-name="P81">Supernatural phenomenon, paranormal phenomenon, <text:s/><text:span text:style-name="T32">top 10 paranormal phenomenon proven to be real. <text:s/>Top 10 supernatural phenomenon proven to be real. </text:span></text:p>
      <text:p text:style-name="P82">Appropriate, is this film appropriate for children? <text:span text:style-name="T33">Is this an appropriate occasion to discuss the issue? </text:span></text:p>
      <text:p text:style-name="P83">Sign a new lease, one year lease agreement, landlord and tenant, can a landlord force a tenant to sign a new lease? </text:p>
      <text:p text:style-name="P84">Tweezers, tweezers. <text:s/>Tweezers. </text:p>
      <text:p text:style-name="P85">Shoot down, shoot down, fake news, new details emerge on Iran shooting down two Israel F-35 fighter jets. </text:p>
      <text:p text:style-name="P86">Ukraine shoots down Iranian-made drone used by Russia Defense military.</text:p>
      <text:p text:style-name="P87">How to test your blood sugar level? Is my blood sugar level normal? Low, moderate, high. </text:p>
      <text:p text:style-name="P87">9 easy ways to low your blood sugar. </text:p>
      <text:p text:style-name="P87">SOS, Save our Ship, Save our souls. <text:s/>Morse Code, three dots, three dashes, three dots. </text:p>
      <text:p text:style-name="P88">Why should you hang out with friends? Hanging out is essential to our health. </text:p>
      <text:p text:style-name="P89">Kilometer, meter, centimeter, millimeter, micrometer, nanometer. </text:p>
      <text:p text:style-name="P90">It isn’t wise to tell the Iranian nation to surrender. <text:span text:style-name="T34">It isn’t wise to tell the Iranian nation to surrender. </text:span></text:p>
      <text:p text:style-name="P91">Bladder, urine, male urinary system kidneys with bladders, bladder infection symptoms, and early detection. Bladder infection symptoms and early detection. </text:p>
      <text:p text:style-name="P92">Surgeon, Surgeon, Surgery, Surgery, A Surgeon is a doctor who performs surgeries. A surgeon is a doctor who performs surgeries. </text:p>
      <text:p text:style-name="P93">Crew member, all crew members must return to the ship 6 am. Crew member salary in United States. <text:s/></text:p>
      <text:p text:style-name="P94">The Senate and The House. The White House. </text:p>
      <text:p text:style-name="P95">Sandpaper, sandpaper, sandpaper, sandpaper. </text:p>
      <text:p text:style-name="P96">The house is encircled by a high fence. The house is encircled by a high fence. <text:s/><text:span text:style-name="T35">Russia Troops have encircled the enemy. Encircled by enemy again? Encircled by enemy again? </text:span></text:p>
      <text:p text:style-name="P97">We wish for world peace, but world peace never be achieved. </text:p>
      <text:p text:style-name="P98">Why do chicken lay eggs? Animals that lay eggs? <text:span text:style-name="T36">Do flies lay eggs each time they land? </text:span></text:p>
      <text:p text:style-name="P99"><text:soft-page-break/>He suddenly felt an intense pain in his back. Psychology behind intense emotions. Why do you have intense emotions? </text:p>
      <text:p text:style-name="P100">STA, Static Timing Analysis. Static Timing Analysis. </text:p>
      <text:p text:style-name="P101">Take a knee, I take a knee and ask her, will you marry me? I take a knee and ask her, will you marry me? </text:p>
      <text:p text:style-name="P102">Testicle, testicle pain treatment, during sec, the penis goes into the vagina. <text:s/><text:span text:style-name="T37">During sex, the penis goes into the vagina. </text:span></text:p>
      <text:p text:style-name="P103">Cybersecurity, Cybercrime, <text:s/>US takes actions to combat telecom fraud. <text:s/>Cybercrime trends in 2024. </text:p>
      <text:p text:style-name="P104">skateboard, skateboarding, how to ride a skateboard? Skateboarding is quite a thrill game. Skateboarding is quite a thrill game. </text:p>
      <text:p text:style-name="P105">Kobe City in Japan. Kobe City in Japan. <text:s/><text:span text:style-name="T38">Rice cooker, Japan rice cooker brand, many rice cooker can safely keep rice warm up to 24 hours. </text:span></text:p>
      <text:p text:style-name="P106">Mangosteen <text:span text:style-name="T39">fruit </text:span>, mangosteen fruit. <text:span text:style-name="T39">Is Cherry’s favorite fruit. </text:span></text:p>
      <text:p text:style-name="P107">Mop, I’m mopping the floor. Armed with a bucket and a mop, I started <text:span text:style-name="T40">cleaning</text:span> the floor. <text:s/><text:span text:style-name="T40">Armed with a bucket and a mop, I started cleaning the floor. </text:span></text:p>
      <text:p text:style-name="P108">Broom, dustpan, dustbin, mop. <text:s/><text:span text:style-name="T41">Broom, dustpan, dustbin, mop. </text:span></text:p>
      <text:p text:style-name="P109">Life in US, salary 5000 per month, rent, income tax, grocery bill, gasoline, car insurance, electricity bill, water bill, phone bill, eating out, shopping, Money Left 61$.</text:p>
      <text:p text:style-name="P110">Cauliflower, cauliflower, broccoli. Broccoli. </text:p>
      <text:p text:style-name="P110">Eating spinach, broccoli vegetables and celery could help to reduce your uric acid. </text:p>
      <text:p text:style-name="P111">Pliers, pliers, pliers. Pliers. </text:p>
      <text:p text:style-name="P112">Pick and Place XY coordinates file for PCB assembly. </text:p>
      <text:p text:style-name="P112">Pick and Place XY coordinates file for PCB assembly. </text:p>
      <text:p text:style-name="P113">Electric bike throttle, single engine throttle. <text:span text:style-name="T42">Gas pedal, brake pedal, is the gas pedal on the left or right? </text:span></text:p>
      <text:p text:style-name="P114">System flaw, design flaw, system flaw, design flaw. System flaw, design flaw. </text:p>
      <text:p text:style-name="P115">Child abuse, we are coming here to investigate a child abuse complaint. <text:s/><text:span text:style-name="T43">I didn’t call the police, I did. She beat me with a belt. Is that true? I found out from teacher, he has been cutting class. When I asked him about it, he lied, so I hit him. </text:span></text:p>
      <text:p text:style-name="P116">Come here,kid. <text:span text:style-name="T44">How long does this happen? A few hours ago. How many times she hit you? Three. Has this happened before? no. </text:span></text:p>
      <text:p text:style-name="P117">All right, I’m gonna need to take that belt and put it into evidence. Am I going to jail? How to recognize child abuse? </text:p>
      <text:p text:style-name="P118">Bionic vision, bionic eye. The future of vision. </text:p>
      <text:p text:style-name="P119">Massive surveillance cameras, behavioral analytics. </text:p>
      <text:p text:style-name="P120">Massive surveillance cameras, behavioral analytics. </text:p>
      <text:p text:style-name="P120"/>
      <text:p text:style-name="P119"/>
      <text:p text:style-name="P115"/>
      <text:p text:style-name="P112"/>
      <text:p text:style-name="P107"/>
      <text:p text:style-name="P106"/>
      <text:p text:style-name="P91"/>
      <text:p text:style-name="P91"/>
      <text:p text:style-name="P91"/>
      <text:p text:style-name="P84"/>
      <text:p text:style-name="P83"/>
      <text:p text:style-name="P83"/>
      <text:p text:style-name="P83"/>
      <text:p text:style-name="P76"/>
      <text:p text:style-name="P76"/>
      <text:p text:style-name="P76"/>
      <text:p text:style-name="P76"><text:soft-page-break/></text:p>
      <text:p text:style-name="P76"/>
      <text:p text:style-name="P70"/>
      <text:p text:style-name="P70"/>
      <text:p text:style-name="P63"/>
      <text:p text:style-name="P63"/>
      <text:p text:style-name="P63"/>
      <text:p text:style-name="P63"/>
      <text:p text:style-name="P63"/>
      <text:p text:style-name="P63"/>
      <text:p text:style-name="P63"/>
      <text:p text:style-name="P63"/>
      <text:p text:style-name="P63"/>
      <text:p text:style-name="P63"/>
      <text:p text:style-name="P63"/>
      <text:p text:style-name="P58"/>
      <text:p text:style-name="P58"/>
      <text:p text:style-name="P58"/>
      <text:p text:style-name="P56"/>
      <text:p text:style-name="P53"/>
      <text:p text:style-name="P53"/>
      <text:p text:style-name="P52"/>
      <text:p text:style-name="P48"/>
      <text:p text:style-name="P42"/>
      <text:p text:style-name="P40"/>
      <text:p text:style-name="P40"/>
      <text:p text:style-name="P40"/>
      <text:p text:style-name="P33"/>
      <text:p text:style-name="P32"/>
      <text:p text:style-name="P32"/>
      <text:p text:style-name="P32"/>
      <text:p text:style-name="P32"/>
      <text:p text:style-name="P32"/>
      <text:p text:style-name="P32"/>
      <text:p text:style-name="P25"/>
      <text:p text:style-name="P25"/>
      <text:p text:style-name="P25"/>
      <text:p text:style-name="P25"/>
      <text:p text:style-name="P25"/>
      <text:p text:style-name="P25"/>
      <text:p text:style-name="P25"/>
      <text:p text:style-name="P24"/>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3T21:28:46.686538510</meta:creation-date>
    <dc:date>2025-07-05T17:05:05.639322921</dc:date>
    <meta:editing-duration>PT1H49M15S</meta:editing-duration>
    <meta:editing-cycles>166</meta:editing-cycles>
    <meta:generator>LibreOffice/24.8.7.2$Linux_X86_64 LibreOffice_project/480$Build-2</meta:generator>
    <meta:document-statistic meta:table-count="0" meta:image-count="0" meta:object-count="0" meta:page-count="5" meta:paragraph-count="134" meta:word-count="2032" meta:character-count="12930" meta:non-whitespace-character-count="10884"/>
  </office:meta>
</office:document-meta>
</file>